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8000001DBAD213A2C1B1D6F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5618in" fo:text-indent="0in" style:auto-text-indent="false" style:page-number="auto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4201in" svg:y="-0.0098in" svg:width="3.4402in" svg:height="3.4598in" draw:z-index="0"><draw:image xlink:href="Pictures/10000201000001D8000001DBAD213A2C1B1D6FC7.png" xlink:type="simple" xlink:show="embed" xlink:actuate="onLoad"/></draw:frame><draw:frame draw:style-name="fr1" draw:name="Image2" text:anchor-type="paragraph" svg:x="1.4201in" svg:y="3.5528in" svg:width="2.4598in" svg:height="2.4701in" draw:z-index="1"><draw:image xlink:href="Pictures/10000201000001D8000001DBAD213A2C1B1D6FC7.png" xlink:type="simple" xlink:show="embed" xlink:actuate="onLoad"/></draw:frame><draw:frame draw:style-name="fr1" draw:name="Image3" text:anchor-type="paragraph" svg:x="1.4098in" svg:y="6.1571in" svg:width="1.4799in" svg:height="1.4799in" draw:z-index="2"><draw:image xlink:href="Pictures/10000201000001D8000001DBAD213A2C1B1D6FC7.png" xlink:type="simple" xlink:show="embed" xlink:actuate="onLoad"/></draw:frame><draw:frame draw:style-name="fr1" draw:name="Image4" text:anchor-type="paragraph" svg:x="1.389in" svg:y="7.7299in" svg:width="0.9799in" svg:height="0.9902in" draw:z-index="3"><draw:image xlink:href="Pictures/10000201000001D8000001DBAD213A2C1B1D6FC7.png" xlink:type="simple" xlink:show="embed" xlink:actuate="onLoad"/></draw:frame><draw:frame draw:style-name="fr1" draw:name="Image5" text:anchor-type="paragraph" svg:x="1.389in" svg:y="8.7925in" svg:width="0.4902in" svg:height="0.4902in" draw:z-index="4"><draw:image xlink:href="Pictures/10000201000001D8000001DBAD213A2C1B1D6FC7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228in" fo:margin-right="0.195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4:07:06.691596480</meta:creation-date>
    <meta:editing-duration>PT22S</meta:editing-duration>
    <meta:editing-cycles>3</meta:editing-cycles>
    <meta:generator>LibreOffice/5.2.7.2$Linux_X86_64 LibreOffice_project/20m0$Build-2</meta:generator>
    <dc:date>2018-07-20T14:07:26.623376913</dc:date>
    <meta:document-statistic meta:table-count="0" meta:image-count="5" meta:object-count="0" meta:page-count="1" meta:paragraph-count="1" meta:word-count="0" meta:character-count="1" meta:non-whitespace-character-count="0"/>
  </office:meta>
</office:document-meta>
</file>